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8.24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75.0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313.65pt"/>
    </style:style>
    <style:style style:name="co7" style:family="table-column">
      <style:table-column-properties fo:break-before="auto" style:column-width="65.5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number-columns-repeated="6" table:default-cell-style-name="Default"/>
        <table:table-row table:style-name="ro1">
          <table:table-cell office:value-type="string" calcext:value-type="string">
            <text:p>Factor 1 (X) Loss</text:p>
          </table:table-cell>
          <table:table-cell office:value-type="string" calcext:value-type="string">
            <text:p>Factor 2 (y) Win</text:p>
          </table:table-cell>
          <table:table-cell/>
          <table:table-cell table:style-name="Default" office:value-type="string" calcext:value-type="string">
            <text:p>initial value (z)</text:p>
          </table:table-cell>
          <table:table-cell table:number-columns-repeated="8"/>
        </table:table-row>
        <table:table-row table:style-name="ro1">
          <table:table-cell table:style-name="ce1" office:value-type="percentage" office:value="0.03" calcext:value-type="percentage">
            <text:p>3.00%</text:p>
          </table:table-cell>
          <table:table-cell table:style-name="ce1" office:value-type="percentage" office:value="0.1" calcext:value-type="percentage">
            <text:p>10.00%</text:p>
          </table:table-cell>
          <table:table-cell/>
          <table:table-cell table:style-name="Default" office:value-type="float" office:value="2500" calcext:value-type="float">
            <text:p>250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8"/>
        </table:table-row>
        <table:table-row table:style-name="ro1">
          <table:table-cell/>
          <table:table-cell office:value-type="string" calcext:value-type="string">
            <text:p>Loss</text:p>
          </table:table-cell>
          <table:table-cell office:value-type="string" calcext:value-type="string">
            <text:p>Win</text:p>
          </table:table-cell>
          <table:table-cell table:style-name="Default"/>
          <table:table-cell table:number-columns-repeated="8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formula="of:=IF([.B5]&gt;0;[.D2]-([.D2]*[.A2]);[.D2]+([.D2]*[.B2]))" office:value-type="float" office:value="2425" calcext:value-type="float">
            <text:p>2425.00</text:p>
          </table:table-cell>
          <table:table-cell table:style-name="ce4"/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6]&gt;0;[.D5]-([.D5]*[.A2]);[.D5]+([.D5]*[.B2]))" office:value-type="float" office:value="2352.25" calcext:value-type="float">
            <text:p>2352.25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formula="of:=IF([.B7]&gt;0;[.D6]-([.D6]*[.A2]);[.D6]+([.D6]*[.B2]))" office:value-type="float" office:value="2587.475" calcext:value-type="float">
            <text:p>2587.48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8]&gt;0;[.D7]-([.D7]*[.A2]);[.D7]+([.D7]*[.B2]))" office:value-type="float" office:value="2509.85075" calcext:value-type="float">
            <text:p>2509.85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9]&gt;0;[.D8]-([.D8]*[.A2]);[.D8]+([.D8]*[.B2]))" office:value-type="float" office:value="2434.5552275" calcext:value-type="float">
            <text:p>2434.56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formula="of:=IF([.B10]&gt;0;[.D9]-([.D9]*[.A2]);[.D9]+([.D9]*[.B2]))" office:value-type="float" office:value="2678.01075025" calcext:value-type="float">
            <text:p>2678.01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0]&gt;0;[.D9]-([.D9]*[.A2]);[.D9]+([.D9]*[.B2]))" office:value-type="float" office:value="2678.01075025" calcext:value-type="float">
            <text:p>2678.01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[.B11]&gt;0;[.D10]-([.D10]*[.A2]);[.D10]+([.D10]*[.B2]))" office:value-type="float" office:value="2597.6704277425" calcext:value-type="float">
            <text:p>2597.67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12]&gt;0;[.D11]-([.D11]*[.A2]);[.D11]+([.D11]*[.B2]))" office:value-type="float" office:value="2597.6704277425" calcext:value-type="float">
            <text:p>2597.6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[.B13]&gt;0;[.D12]-([.D12]*[.A2]);[.D12]+([.D12]*[.B2]))" office:value-type="float" office:value="2857.43747051675" calcext:value-type="float">
            <text:p>2857.44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4T12:27:49.240427162</meta:creation-date>
    <dc:date>2017-10-14T14:18:55.651597234</dc:date>
    <meta:editing-duration>PT17M54S</meta:editing-duration>
    <meta:editing-cycles>3</meta:editing-cycles>
    <meta:generator>LibreOffice/5.1.6.2$Linux_X86_64 LibreOffice_project/10m0$Build-2</meta:generator>
    <meta:document-statistic meta:table-count="1" meta:cell-count="37" meta:object-count="0"/>
  </office:meta>
</office:document-meta>
</file>